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b8e6" officeooo:paragraph-rsid="0015b8e6"/>
    </style:style>
    <style:style style:name="P2" style:family="paragraph" style:parent-style-name="Standard">
      <style:paragraph-properties fo:text-align="center" style:justify-single-word="false"/>
      <style:text-properties officeooo:rsid="0015b8e6" officeooo:paragraph-rsid="0015b8e6"/>
    </style:style>
    <style:style style:name="P3" style:family="paragraph" style:parent-style-name="Standard">
      <style:paragraph-properties fo:text-align="start" style:justify-single-word="false"/>
      <style:text-properties officeooo:rsid="0015b8e6" officeooo:paragraph-rsid="0015b8e6"/>
    </style:style>
    <style:style style:name="P4" style:family="paragraph" style:parent-style-name="Standard">
      <style:paragraph-properties fo:text-align="start" style:justify-single-word="false"/>
      <style:text-properties officeooo:rsid="0016d978" officeooo:paragraph-rsid="0016d978"/>
    </style:style>
    <style:style style:name="P5" style:family="paragraph" style:parent-style-name="Standard">
      <style:paragraph-properties fo:text-align="start" style:justify-single-word="false"/>
      <style:text-properties officeooo:rsid="00185270" officeooo:paragraph-rsid="00185270"/>
    </style:style>
    <style:style style:name="T1" style:family="text">
      <style:text-properties officeooo:rsid="0015c3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onardo Yoshida</text:p>
      <text:p text:style-name="P1">CSCI 144</text:p>
      <text:p text:style-name="P1">Fall 2019</text:p>
      <text:p text:style-name="P1">Dr. Ming Li</text:p>
      <text:p text:style-name="P1"/>
      <text:p text:style-name="P1"/>
      <text:p text:style-name="P2">Project Report</text:p>
      <text:p text:style-name="P2"/>
      <text:p text:style-name="P3"><text:tab/><text:span text:style-name="T1">For the Simple input, the execution time was 116 seconds. Because of the 5 seconds it takes for a car to cross the intersection, the cars do not cross in order. If there was no delay, the order would be car1, car2, car3, … , car 40, since each car arrives within one second of each other. But if we use the 5 second delay car1 arrives at time 1s and crosses at time 6s meanwhile, car2 arrives at time 2s and crosses at time 11s. At time 11s, car11 arrives at the intersection from the North and crosses to the South concurrently with car3 that has been waiting in the intersection for car2 to cross.</text:span></text:p>
      <text:p text:style-name="P3"/>
      <text:p text:style-name="P4">Simple: 116 seconds</text:p>
      <text:p text:style-name="P5">Medium: 146 seconds</text:p>
      <text:p text:style-name="P5">Difficult: 131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8:09:17.595155508</meta:creation-date>
    <dc:date>2019-11-29T19:06:38.589015610</dc:date>
    <meta:editing-duration>PT4M30S</meta:editing-duration>
    <meta:editing-cycles>1</meta:editing-cycles>
    <meta:document-statistic meta:table-count="0" meta:image-count="0" meta:object-count="0" meta:page-count="1" meta:paragraph-count="9" meta:word-count="136" meta:character-count="718" meta:non-whitespace-character-count="590"/>
    <meta:generator>LibreOffice/6.0.7.3$Linux_X86_64 LibreOffice_project/00m0$Build-3</meta:generator>
  </office:meta>
</office:document-meta>
</file>